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draw:fill-color="#ededed" draw:textarea-horizontal-align="justify" draw:textarea-vertical-align="middle" draw:auto-grow-height="false" fo:min-height="1.24cm" fo:min-width="2.84cm"/>
    </style:style>
    <style:style style:name="gr2" style:family="graphic" style:parent-style-name="standard">
      <style:graphic-properties draw:stroke="none" svg:stroke-color="#000000" draw:fill="none" draw:fill-color="#ffffff" draw:textarea-horizontal-align="left" draw:auto-grow-height="true" draw:auto-grow-width="true" fo:min-height="0.869cm" fo:min-width="2.174cm"/>
    </style:style>
    <style:style style:name="gr3" style:family="graphic" style:parent-style-name="standard">
      <style:graphic-properties draw:stroke="none" draw:fill-color="#ededed" draw:textarea-horizontal-align="justify" draw:textarea-vertical-align="middle" draw:auto-grow-height="false" fo:min-height="2.746cm" fo:min-width="2.676cm"/>
    </style:style>
    <style:style style:name="gr4" style:family="graphic" style:parent-style-name="standard">
      <style:graphic-properties draw:stroke="none" svg:stroke-width="0cm" draw:fill="solid" draw:fill-color="#00d35f" draw:textarea-vertical-align="middle" draw:auto-grow-height="false" draw:fit-to-size="false" style:shrink-to-fit="false" fo:min-height="1.015cm" fo:min-width="0.825cm" fo:padding-top="0.125cm" fo:padding-bottom="0.125cm" fo:padding-left="0.25cm" fo:padding-right="0.25cm" fo:wrap-option="no-wrap"/>
    </style:style>
    <style:style style:name="gr5" style:family="graphic" style:parent-style-name="standard">
      <style:graphic-properties draw:stroke="none" draw:fill-color="#ededed" draw:textarea-horizontal-align="justify" draw:textarea-vertical-align="middle" draw:auto-grow-height="false" fo:min-height="1.086cm" fo:min-width="2.856cm"/>
    </style:style>
    <style:style style:name="gr6" style:family="graphic" style:parent-style-name="standard">
      <style:graphic-properties draw:stroke="none" svg:stroke-width="0cm" draw:fill="solid" draw:fill-color="#00d35f" draw:textarea-vertical-align="middle" draw:auto-grow-height="false" draw:fit-to-size="false" style:shrink-to-fit="false" fo:min-height="1.162cm" fo:min-width="0.681cm" fo:padding-top="0.125cm" fo:padding-bottom="0.125cm" fo:padding-left="0.25cm" fo:padding-right="0.25cm" fo:wrap-option="no-wrap"/>
    </style:style>
    <style:style style:name="gr7" style:family="graphic" style:parent-style-name="standard">
      <style:graphic-properties draw:stroke="none" svg:stroke-width="0cm" draw:fill="solid" draw:fill-color="#00d35f" draw:textarea-vertical-align="middle" draw:auto-grow-height="false" draw:fit-to-size="false" style:shrink-to-fit="false" fo:min-height="0cm" fo:min-width="0cm"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0.526cm" fo:min-width="0.572cm"/>
    </style:style>
    <style:style style:name="gr9" style:family="graphic" style:parent-style-name="standard">
      <style:graphic-properties draw:stroke="none" svg:stroke-width="0cm" draw:fill="solid" draw:fill-color="#00d35f" draw:textarea-vertical-align="middle" draw:auto-grow-height="false" draw:fit-to-size="false" style:shrink-to-fit="false" fo:min-height="1.161cm" fo:min-width="0.68cm" fo:padding-top="0.125cm" fo:padding-bottom="0.125cm" fo:padding-left="0.25cm" fo:padding-right="0.25cm" fo:wrap-option="no-wrap"/>
    </style:style>
    <style:style style:name="gr10" style:family="graphic" style:parent-style-name="standard">
      <style:graphic-properties draw:stroke="none" svg:stroke-color="#000000" draw:fill="none" draw:fill-color="#ffffff" draw:textarea-horizontal-align="left" draw:auto-grow-height="true" draw:auto-grow-width="true" fo:min-height="0.526cm" fo:min-width="0.692cm"/>
    </style:style>
    <style:style style:name="gr11" style:family="graphic" style:parent-style-name="objectwithoutfill">
      <style:graphic-properties svg:stroke-color="#a7a9ac" draw:marker-end="Symmetric_20_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25cm" fo:min-width="2.521cm"/>
    </style:style>
    <style:style style:name="gr13" style:family="graphic" style:parent-style-name="objectwithoutfill">
      <style:graphic-properties svg:stroke-color="#a7a9ac"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526cm" fo:min-width="0.895cm"/>
    </style:style>
    <style:style style:name="gr15" style:family="graphic" style:parent-style-name="standard">
      <style:graphic-properties draw:stroke="none" draw:fill-color="#ededed" draw:textarea-horizontal-align="justify" draw:textarea-vertical-align="middle" draw:auto-grow-height="false" fo:min-height="2.818cm" fo:min-width="3.368cm"/>
    </style:style>
    <style:style style:name="gr16" style:family="graphic" style:parent-style-name="standard">
      <style:graphic-properties draw:stroke="none" svg:stroke-color="#000000" draw:fill="none" draw:fill-color="#ffffff" draw:textarea-horizontal-align="left" draw:auto-grow-height="true" draw:auto-grow-width="true" fo:min-height="1.051cm" fo:min-width="1.3cm"/>
    </style:style>
    <style:style style:name="gr17" style:family="graphic" style:parent-style-name="standard">
      <style:graphic-properties draw:stroke="none" svg:stroke-color="#000000" draw:fill="none" draw:fill-color="#ffffff" draw:textarea-horizontal-align="left" draw:auto-grow-height="true" draw:auto-grow-width="true" fo:min-height="0.869cm" fo:min-width="2.644cm"/>
    </style:style>
    <style:style style:name="gr18" style:family="graphic" style:parent-style-name="standard">
      <style:graphic-properties draw:stroke="none" svg:stroke-width="0cm" draw:fill="solid" draw:fill-color="#00d35f" draw:textarea-vertical-align="middle" draw:auto-grow-height="false" draw:fit-to-size="false" style:shrink-to-fit="false" fo:min-height="0.398cm" fo:min-width="0.179cm" fo:padding-top="0.125cm" fo:padding-bottom="0.125cm" fo:padding-left="0.25cm" fo:padding-right="0.25cm" fo:wrap-option="no-wrap"/>
    </style:style>
    <style:style style:name="gr19" style:family="graphic" style:parent-style-name="objectwithoutfill">
      <style:graphic-properties svg:stroke-width="0.106cm" svg:stroke-color="#a7a9ac" draw:marker-start-width="0.359cm" draw:marker-end="Arrow" draw:marker-end-width="0.459cm" draw:fill="none" draw:textarea-vertical-align="middle" fo:padding-top="0.178cm" fo:padding-bottom="0.178cm" fo:padding-left="0.303cm" fo:padding-right="0.303cm"/>
    </style:style>
    <style:style style:name="gr20" style:family="graphic" style:parent-style-name="objectwithoutfill">
      <style:graphic-properties svg:stroke-width="0.106cm" svg:stroke-color="#a7a9ac" draw:marker-start="Arrow" draw:marker-start-width="0.459cm" draw:marker-end="Arrow" draw:marker-end-width="0.459cm" draw:fill="none" draw:textarea-vertical-align="middle" fo:padding-top="0.178cm" fo:padding-bottom="0.178cm" fo:padding-left="0.303cm" fo:padding-right="0.303cm"/>
    </style:style>
    <style:style style:name="P1" style:family="paragraph">
      <loext:graphic-properties draw:fill-color="#ededed"/>
      <style:paragraph-properties fo:text-align="center"/>
    </style:style>
    <style:style style:name="P2" style:family="paragraph">
      <loext:graphic-properties draw:fill="none" draw:fill-color="#ffffff"/>
      <style:text-properties fo:color="#5f5f5f" style:font-name="Open Sans" fo:font-weight="normal" style:font-weight-asian="normal" style:font-weight-complex="normal"/>
    </style:style>
    <style:style style:name="P3" style:family="paragraph">
      <loext:graphic-properties draw:fill="solid" draw:fill-color="#00d35f"/>
      <style:paragraph-properties fo:text-align="start" style:font-independent-line-spacing="true"/>
      <style:text-properties fo:font-size="18pt"/>
    </style:style>
    <style:style style:name="P4" style:family="paragraph">
      <style:paragraph-properties fo:text-align="end"/>
    </style:style>
    <style:style style:name="P5" style:family="paragraph">
      <loext:graphic-properties draw:fill="none" draw:fill-color="#ffffff"/>
      <style:paragraph-properties fo:text-align="end"/>
      <style:text-properties fo:color="#000000" style:font-name="Open Sans" fo:font-size="11pt" fo:font-weight="normal" style:font-size-asian="11pt" style:font-weight-asian="normal" style:font-size-complex="11pt" style:font-weight-complex="normal"/>
    </style:style>
    <style:style style:name="P6" style:family="paragraph">
      <loext:graphic-properties draw:fill="none"/>
      <style:paragraph-properties fo:text-align="center"/>
    </style:style>
    <style:style style:name="P7" style:family="paragraph">
      <style:paragraph-properties fo:text-align="start"/>
    </style:style>
    <style:style style:name="P8" style:family="paragraph">
      <loext:graphic-properties draw:fill="none" draw:fill-color="#ffffff"/>
      <style:paragraph-properties fo:text-align="start"/>
      <style:text-properties fo:color="#000000" style:font-name="Open Sans" fo:font-size="11pt" fo:font-weight="normal" style:font-size-asian="11pt" style:font-weight-asian="normal" style:font-size-complex="11pt" style:font-weight-complex="normal"/>
    </style:style>
    <style:style style:name="T1" style:family="text">
      <style:text-properties fo:color="#5f5f5f" style:font-name="Open Sans" fo:font-weight="normal" style:font-weight-asian="normal" style:font-weight-complex="normal"/>
    </style:style>
    <style:style style:name="T2" style:family="text">
      <style:text-properties fo:color="#000000" style:font-name="Open Sans" fo:font-size="11pt" fo:font-weight="normal" style:font-size-asian="11pt" style:font-weight-asian="normal" style:font-size-complex="11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7" draw:id="id17">
          <draw:custom-shape draw:style-name="gr1" draw:text-style-name="P1" xml:id="id11" draw:id="id11" draw:layer="layout" svg:width="3.5cm" svg:height="1.65cm" svg:x="5.487cm" svg:y="11.2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674cm" svg:height="1.119cm" svg:x="5.9cm" svg:y="11.491cm">
            <draw:text-box>
              <text:p><text:span text:style-name="T1">G</text:span><text:span text:style-name="T1">R</text:span><text:span text:style-name="T1">U</text:span><text:span text:style-name="T1">B</text:span><text:span text:style-name="T1">2</text:span></text:p>
            </draw:text-box>
          </draw:frame>
        </draw:g>
        <draw:g>
          <draw:custom-shape draw:style-name="gr3" draw:text-style-name="P1" xml:id="id10" draw:id="id10" draw:layer="layout" svg:width="3.5cm" svg:height="3.32cm" svg:x="5.487cm" svg:y="5.4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 draw:text-style-name="P2" draw:layer="layout" svg:width="2.674cm" svg:height="1.119cm" svg:x="6.2cm" svg:y="5.752cm">
              <draw:text-box>
                <text:p><text:span text:style-name="T1">Shim</text:span></text:p>
              </draw:text-box>
            </draw:frame>
            <draw:custom-shape draw:name="Freeform 78" draw:style-name="gr4" draw:text-style-name="P3" xml:id="id6" draw:id="id6" draw:layer="layout" svg:width="1.324cm" svg:height="1.264cm" draw:transform="rotate (-0.124791041517594) translate (6.659cm 6.834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g>
        </draw:g>
        <draw:g>
          <draw:custom-shape draw:style-name="gr5" draw:text-style-name="P1" xml:id="id9" draw:id="id9" draw:layer="layout" svg:width="3.5cm" svg:height="1.48cm" svg:x="5.487cm" svg:y="1.56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674cm" svg:height="1.119cm" svg:x="5.9cm" svg:y="1.747cm">
            <draw:text-box>
              <text:p><text:span text:style-name="T1">BD KEK</text:span></text:p>
            </draw:text-box>
          </draw:frame>
        </draw:g>
        <draw:g draw:name="Group 8" xml:id="id2" draw:id="id2">
          <draw:custom-shape draw:name="Freeform 76" draw:style-name="gr6" draw:text-style-name="P3" draw:layer="layout" svg:width="1.18cm" svg:height="1.411cm" svg:x="4.72cm" svg:y="0.53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5cm" svg:y="1.409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8" draw:text-style-name="P5" xml:id="id1" draw:id="id1" draw:layer="layout" svg:width="1.072cm" svg:height="0.78cm" svg:x="2.478cm" svg:y="0.341cm">
          <draw:text-box>
            <text:p text:style-name="P4"><text:span text:style-name="T2">PK</text:span></text:p>
          </draw:text-box>
        </draw:frame>
        <draw:g draw:name="Group 8" xml:id="id4" draw:id="id4">
          <draw:custom-shape draw:name="Freeform 76" draw:style-name="gr9" draw:text-style-name="P3" draw:layer="layout" svg:width="1.18cm" svg:height="1.411cm" svg:x="4.72cm" svg:y="4.50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5cm" svg:y="5.38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0" draw:text-style-name="P5" xml:id="id3" draw:id="id3" draw:layer="layout" svg:width="1.192cm" svg:height="0.78cm" svg:x="2.458cm" svg:y="4.34cm">
          <draw:text-box>
            <text:p text:style-name="P4"><text:span text:style-name="T2">KEK</text:span></text:p>
          </draw:text-box>
        </draw:frame>
        <draw:connector draw:style-name="gr11" draw:text-style-name="P6" draw:layer="layout" draw:type="curve" svg:x1="3.55cm" svg:y1="0.731cm" svg:x2="4.72cm" svg:y2="1.235cm" draw:start-shape="id1" draw:start-glue-point="1" draw:end-shape="id2" svg:d="M3550 731c877 0 293 504 1170 504" svg:viewBox="0 0 1171 505">
          <text:p/>
        </draw:connector>
        <draw:connector draw:style-name="gr11" draw:text-style-name="P6" draw:layer="layout" draw:type="curve" svg:x1="3.65cm" svg:y1="4.73cm" svg:x2="4.72cm" svg:y2="5.21cm" draw:start-shape="id3" draw:start-glue-point="1" draw:end-shape="id4" svg:d="M3650 4730c802 0 268 480 1070 480" svg:viewBox="0 0 1071 481">
          <text:p/>
        </draw:connector>
        <draw:frame draw:style-name="gr12" draw:text-style-name="P8" xml:id="id5" draw:id="id5" draw:layer="layout" svg:width="3.021cm" svg:height="1.5cm" svg:x="0.8cm" svg:y="6.9cm">
          <draw:text-box>
            <text:p text:style-name="P7"><text:span text:style-name="T2">Chave Pública</text:span></text:p>
            <text:p text:style-name="P7"><text:span text:style-name="T2">do SUSE</text:span></text:p>
          </draw:text-box>
        </draw:frame>
        <draw:connector draw:style-name="gr13" draw:text-style-name="P6" draw:layer="layout" draw:type="curve" svg:x1="3.821cm" svg:y1="7.65cm" svg:x2="6.58cm" svg:y2="7.461cm" draw:start-shape="id5" draw:start-glue-point="1" draw:end-shape="id6" svg:d="M3821 7650c2118 0 739-189 2759-189" svg:viewBox="0 0 2760 190">
          <text:p/>
        </draw:connector>
        <draw:g draw:name="Group 8" xml:id="id8" draw:id="id8">
          <draw:custom-shape draw:name="Freeform 76" draw:style-name="gr6" draw:text-style-name="P3" draw:layer="layout" svg:width="1.18cm" svg:height="1.411cm" svg:x="4.72cm" svg:y="10.1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5cm" svg:y="11.0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4" draw:text-style-name="P5" xml:id="id7" draw:id="id7" draw:layer="layout" svg:width="1.395cm" svg:height="0.78cm" svg:x="2.255cm" svg:y="9.966cm">
          <draw:text-box>
            <text:p text:style-name="P4"><text:span text:style-name="T2">MOK</text:span></text:p>
          </draw:text-box>
        </draw:frame>
        <draw:connector draw:style-name="gr11" draw:text-style-name="P6" draw:layer="layout" draw:type="curve" svg:x1="3.65cm" svg:y1="10.356cm" svg:x2="4.72cm" svg:y2="10.86cm" draw:start-shape="id7" draw:start-glue-point="1" draw:end-shape="id8" svg:d="M3650 10356c802 0 268 504 1070 504" svg:viewBox="0 0 1071 505">
          <text:p/>
        </draw:connector>
        <draw:custom-shape draw:style-name="gr15" draw:text-style-name="P1" xml:id="id14" draw:id="id14" draw:layer="layout" svg:width="4.2cm" svg:height="3.4cm" svg:x="12.572cm" svg:y="5.4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8" xml:id="id13" draw:id="id13">
          <draw:custom-shape draw:name="Freeform 76" draw:style-name="gr6" draw:text-style-name="P3" draw:layer="layout" svg:width="1.18cm" svg:height="1.411cm" svg:x="16.366cm" svg:y="4.4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16.861cm" svg:y="5.3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6" draw:text-style-name="P8" xml:id="id12" draw:id="id12" draw:layer="layout" svg:width="1.8cm" svg:height="1.309cm" svg:x="18.9cm" svg:y="3.965cm">
          <draw:text-box>
            <text:p text:style-name="P7"><text:span text:style-name="T2">Boot</text:span></text:p>
            <text:p text:style-name="P7"><text:span text:style-name="T2">var</text:span></text:p>
          </draw:text-box>
        </draw:frame>
        <draw:g>
          <draw:frame draw:style-name="gr17" draw:text-style-name="P2" draw:layer="layout" svg:width="3.495cm" svg:height="1.119cm" svg:x="12.9cm" svg:y="6.093cm">
            <draw:text-box>
              <text:p><text:span text:style-name="T1">Lista MOK</text:span></text:p>
            </draw:text-box>
          </draw:frame>
          <draw:g>
            <draw:custom-shape draw:name="Freeform 78" draw:style-name="gr18" draw:text-style-name="P3" draw:layer="layout" svg:width="0.678cm" svg:height="0.647cm" svg:x="13.444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custom-shape draw:name="Freeform 78" draw:style-name="gr18" draw:text-style-name="P3" draw:layer="layout" svg:width="0.678cm" svg:height="0.647cm" svg:x="14.233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custom-shape draw:name="Freeform 78" draw:style-name="gr18" draw:text-style-name="P3" draw:layer="layout" svg:width="0.678cm" svg:height="0.647cm" svg:x="15.022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g>
        </draw:g>
        <draw:connector draw:style-name="gr19" draw:text-style-name="P6" draw:layer="layout" draw:type="line" svg:x1="7.237cm" svg:y1="3.046cm" svg:x2="7.237cm" svg:y2="5.442cm" draw:start-shape="id9" draw:start-glue-point="2" draw:end-shape="id10" draw:end-glue-point="0" svg:d="M7237 3046v2396" svg:viewBox="0 0 1 2397">
          <text:p/>
        </draw:connector>
        <draw:connector draw:style-name="gr19" draw:text-style-name="P6" draw:layer="layout" draw:type="line" svg:x1="7.266cm" svg:y1="8.762cm" svg:x2="7.237cm" svg:y2="11.225cm" draw:end-shape="id11" draw:end-glue-point="0" svg:d="M7266 8762l-29 2463" svg:viewBox="0 0 30 2464">
          <text:p/>
        </draw:connector>
        <draw:connector draw:style-name="gr13" draw:text-style-name="P6" draw:layer="layout" draw:type="curve" svg:x1="18.9cm" svg:y1="4.619cm" svg:x2="17.546cm" svg:y2="5.16cm" draw:start-shape="id12" draw:start-glue-point="3" draw:end-shape="id13" svg:d="M18900 4619c-1014 0-337 541-1354 541" svg:viewBox="0 0 1355 542">
          <text:p/>
        </draw:connector>
        <draw:connector draw:style-name="gr20" draw:text-style-name="P6" draw:layer="layout" draw:type="line" svg:x1="8.987cm" svg:y1="7.102cm" svg:x2="12.572cm" svg:y2="7.116cm" draw:start-shape="id10" draw:start-glue-point="1" draw:end-shape="id14" draw:end-glue-point="3" svg:d="M8987 7102l3585 14" svg:viewBox="0 0 3586 15">
          <text:p/>
        </draw:connector>
        <draw:g xml:id="id18" draw:id="id18">
          <draw:custom-shape draw:style-name="gr1" draw:text-style-name="P1" draw:layer="layout" svg:width="3.5cm" svg:height="1.65cm" svg:x="5.488cm" svg:y="15.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674cm" svg:height="1.119cm" svg:x="5.901cm" svg:y="15.991cm">
            <draw:text-box>
              <text:p><text:span text:style-name="T1">Kernel</text:span></text:p>
            </draw:text-box>
          </draw:frame>
        </draw:g>
        <draw:g draw:name="Group 8" xml:id="id16" draw:id="id16">
          <draw:custom-shape draw:name="Freeform 76" draw:style-name="gr6" draw:text-style-name="P3" draw:layer="layout" svg:width="1.18cm" svg:height="1.411cm" svg:x="4.721cm" svg:y="14.6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6cm" svg:y="15.5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4" draw:text-style-name="P5" xml:id="id15" draw:id="id15" draw:layer="layout" svg:width="1.395cm" svg:height="0.78cm" svg:x="2.256cm" svg:y="14.466cm">
          <draw:text-box>
            <text:p text:style-name="P4"><text:span text:style-name="T2">MOK</text:span></text:p>
          </draw:text-box>
        </draw:frame>
        <draw:connector draw:style-name="gr11" draw:text-style-name="P6" draw:layer="layout" draw:type="curve" svg:x1="3.651cm" svg:y1="14.856cm" svg:x2="4.721cm" svg:y2="15.36cm" draw:start-shape="id15" draw:start-glue-point="1" draw:end-shape="id16" svg:d="M3651 14856c802 0 268 504 1070 504" svg:viewBox="0 0 1071 505">
          <text:p/>
        </draw:connector>
        <draw:connector draw:style-name="gr19" draw:text-style-name="P6" draw:layer="layout" draw:type="line" svg:x1="7.237cm" svg:y1="12.875cm" svg:x2="7.238cm" svg:y2="15.725cm" draw:start-shape="id17" draw:start-glue-point="2" draw:end-shape="id18" draw:end-glue-point="0" svg:d="M7237 12875l1 2850" svg:viewBox="0 0 2 28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5cm" fo:page-height="1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3T14:48:45.330628649</meta:creation-date>
    <dc:date>2018-06-14T23:09:13.492517858</dc:date>
    <meta:editing-duration>PT53M41S</meta:editing-duration>
    <meta:editing-cycles>32</meta:editing-cycles>
    <meta:generator>LibreOffice/6.0.3.2$Linux_X86_64 LibreOffice_project/00m0$Build-2</meta:generator>
    <meta:document-statistic meta:object-count="52"/>
  </office:meta>
</office:document-meta>
</file>